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text-position="super 66.6%"/>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text-position="super 66.6%"/>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text-position="super 66.6%"/>
    </style:style>
    <style:style style:name="T166" style:parent-style-name="DefaultParagraphFon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text-position="super 66.6%"/>
    </style:style>
    <style:style style:name="T174" style:parent-style-name="DefaultParagraphFont" style:family="text">
      <style:text-properties fo:font-weight="bold" style:font-weight-asian="bold" style:font-weight-complex="bold"/>
    </style:style>
    <style:style style:name="P175" style:parent-style-name="Standard" style:family="paragraph">
      <style:text-properties fo:font-weight="bold" style:font-weight-asian="bold" style:font-weight-complex="bold"/>
    </style:style>
    <style:style style:name="P176" style:parent-style-name="Standard" style:family="paragraph">
      <style:text-properties fo:font-weight="bold" style:font-weight-asian="bold" style:font-weight-complex="bold"/>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 2</text:span><text:span text:style-name="T159">nd</text:span><text:span text:style-name="T160"><text:s/>April</text:span></text:p>
      <text:p text:style-name="P161"/>
      <text:p text:style-name="Standard">Adding graphics and new information to<text:s/>Correlation and Convolution Sections of Literature Review.</text:p>
      <text:p text:style-name="Standard"/>
      <text:p text:style-name="Standard"><text:span text:style-name="T162">Saturday 4</text:span><text:span text:style-name="T163">th</text:span><text:span text:style-name="T164"><text:s/>April – Wednesday 15</text:span><text:span text:style-name="T165">th</text:span><text:span text:style-name="T166"><text:s/>April</text:span></text:p>
      <text:p text:style-name="P167"/>
      <text:p text:style-name="Standard">Completing report introduction and literature review.<text:s/></text:p>
      <text:p text:style-name="Standard"/>
      <text:p text:style-name="Standard"><text:span text:style-name="T168">Thursday 16</text:span><text:span text:style-name="T169">th</text:span><text:span text:style-name="T170"><text:s/>April</text:span></text:p>
      <text:p text:style-name="P171"/>
      <text:p text:style-name="Standard">Planning what to do to improve detection and learning Django.</text:p>
      <text:soft-page-break/>
      <text:p text:style-name="Standard"><text:span text:style-name="T172">Friday 17</text:span><text:span text:style-name="T173">th</text:span><text:span text:style-name="T174"><text:s/>April</text:span></text:p>
      <text:p text:style-name="P175"/>
      <text:p text:style-name="Standard">Learning Django basics so that I can implement some webhosting/webapp.</text:p>
      <text:p text:style-name="Standard"/>
      <text:p text:style-name="Standard"/>
      <text:p text:style-name="Standard"/>
      <text:p text:style-name="Standard"/>
      <text:p text:style-name="Standard"/>
      <text:p text:style-name="Standard"><text:tab/></text:p>
      <text:p text:style-name="P176"/>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Courtney</dc:creator>
    <meta:creation-date>2020-03-01T18:10:00Z</meta:creation-date>
    <dc:date>2020-04-17T01:00:00Z</dc:date>
    <meta:template xlink:href="Normal.dotm" xlink:type="simple"/>
    <meta:editing-cycles>113</meta:editing-cycles>
    <meta:editing-duration>PT286440S</meta:editing-duration>
    <meta:document-statistic meta:page-count="6" meta:paragraph-count="16" meta:word-count="1220" meta:character-count="8159" meta:row-count="57" meta:non-whitespace-character-count="6955"/>
  </office:meta>
</office:document-meta>
</file>